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21A2B32FDD2E2FC0EF.png" manifest:media-type="image/png"/>
  <manifest:file-entry manifest:full-path="Pictures/100000000000055600000300C33AB3B260335BCD.png" manifest:media-type="image/png"/>
  <manifest:file-entry manifest:full-path="Pictures/1000000000000229000000C87477A332A99AB7E1.png" manifest:media-type="image/png"/>
  <manifest:file-entry manifest:full-path="Pictures/10000000000003400000010BB5523DF8A49EAB3F.png" manifest:media-type="image/png"/>
  <manifest:file-entry manifest:full-path="Pictures/10000000000005560000030079EC9391F98A4A8F.png" manifest:media-type="image/png"/>
  <manifest:file-entry manifest:full-path="Pictures/100000000000055600000300A99615E66420B582.png" manifest:media-type="image/png"/>
  <manifest:file-entry manifest:full-path="Pictures/100000000000038A000000C3467EABC6CF167C2B.png" manifest:media-type="image/png"/>
  <manifest:file-entry manifest:full-path="Pictures/100000000000041B000000D9E55B0E250CF4896E.png" manifest:media-type="image/png"/>
  <manifest:file-entry manifest:full-path="Pictures/10000000000003570000011DF5086E82EC23AE05.png" manifest:media-type="image/png"/>
  <manifest:file-entry manifest:full-path="Pictures/100000000000055600000300F5EA0CD378DB42A1.png" manifest:media-type="image/png"/>
  <manifest:file-entry manifest:full-path="Pictures/100000000000055600000300A423F4F1F6AA0B55.png" manifest:media-type="image/png"/>
  <manifest:file-entry manifest:full-path="Pictures/1000000000000271000002388798564810012D86.png" manifest:media-type="image/png"/>
  <manifest:file-entry manifest:full-path="Pictures/10000000000005560000030076766E646F16AA71.png" manifest:media-type="image/png"/>
  <manifest:file-entry manifest:full-path="Pictures/10000000000002660000003F6D9FB5AA8A09F0B6.png" manifest:media-type="image/png"/>
  <manifest:file-entry manifest:full-path="Pictures/100000000000025E00000227B684375664697EE0.png" manifest:media-type="image/png"/>
  <manifest:file-entry manifest:full-path="Pictures/10000000000002C9000001D3CB8F8EB6CC1BFA81.png" manifest:media-type="image/png"/>
  <manifest:file-entry manifest:full-path="Pictures/10000000000002A0000001274A158BDA388AF11E.png" manifest:media-type="image/png"/>
  <manifest:file-entry manifest:full-path="Pictures/100000000000041B000000DF340057522600B037.png" manifest:media-type="image/png"/>
  <manifest:file-entry manifest:full-path="Pictures/100000000000024E00000049DF6A815918C3CC21.png" manifest:media-type="image/png"/>
  <manifest:file-entry manifest:full-path="Pictures/100000000000028B000000DEFC0566D126E9F321.png" manifest:media-type="image/png"/>
  <manifest:file-entry manifest:full-path="Pictures/10000000000002560000004912E459E7C690AC9C.png" manifest:media-type="image/png"/>
  <manifest:file-entry manifest:full-path="Pictures/10000000000002400000004010C279821DA619C0.png" manifest:media-type="image/png"/>
  <manifest:file-entry manifest:full-path="Pictures/1000000000000414000000D944B1EBE3E394CE7A.png" manifest:media-type="image/png"/>
  <manifest:file-entry manifest:full-path="Pictures/10000000000003D0000000FA5557AAA573E4070D.png" manifest:media-type="image/png"/>
  <manifest:file-entry manifest:full-path="Pictures/1000000000000556000003009AD96BD3497EFE5D.png" manifest:media-type="image/png"/>
  <manifest:file-entry manifest:full-path="Pictures/100000000000055600000300BAEBFAE6826229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946" officeooo:paragraph-rsid="0013b946"/>
    </style:style>
    <style:style style:name="P2" style:family="paragraph" style:parent-style-name="Standard">
      <style:text-properties officeooo:rsid="0014c9c8" officeooo:paragraph-rsid="0014c9c8"/>
    </style:style>
    <style:style style:name="P3" style:family="paragraph" style:parent-style-name="Standard">
      <style:text-properties officeooo:rsid="00153b1e" officeooo:paragraph-rsid="00153b1e"/>
    </style:style>
    <style:style style:name="P4" style:family="paragraph" style:parent-style-name="Standard">
      <style:text-properties officeooo:rsid="001709de" officeooo:paragraph-rsid="001709de"/>
    </style:style>
    <style:style style:name="P5" style:family="paragraph" style:parent-style-name="Standard">
      <style:text-properties officeooo:rsid="00189f7d" officeooo:paragraph-rsid="00189f7d"/>
    </style:style>
    <style:style style:name="fr1" style:family="graphic" style:parent-style-name="Graphics">
      <style:graphic-properties style:mirror="none" fo:clip="rect(5.9283in, 0in, 1.47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6098in, 5.4193in, 5.2283in, 2.66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6.1953in, 0in, 1.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264in, 0in, 0.39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7.1665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7.222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2</text:p>
      <text:p text:style-name="P1">1)</text:p>
      <text:p text:style-name="P1"><draw:frame draw:style-name="fr1" draw:name="Image1" text:anchor-type="paragraph" svg:width="6.6929in" svg:height="0.2783in" draw:z-index="0"><draw:image xlink:href="Pictures/10000000000005560000030076766E646F16AA71.png" xlink:type="simple" xlink:show="embed" xlink:actuate="onLoad"/></draw:frame></text:p>
      <text:p text:style-name="P1"><draw:frame draw:style-name="fr2" draw:name="Image2" text:anchor-type="paragraph" svg:width="2.8902in" svg:height="1.0165in" draw:z-index="1"><draw:image xlink:href="Pictures/100000000000055600000300A423F4F1F6AA0B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2)</text:p>
      <text:p text:style-name="P1"><draw:frame draw:style-name="fr3" draw:name="Image3" text:anchor-type="paragraph" svg:width="6.6929in" svg:height="0.3311in" draw:z-index="2"><draw:image xlink:href="Pictures/10000000000005560000030076766E646F16AA71.png" xlink:type="simple" xlink:show="embed" xlink:actuate="onLoad"/></draw:frame><draw:frame draw:style-name="fr4" draw:name="Image4" text:anchor-type="paragraph" svg:x="0.0602in" svg:y="0.4583in" svg:width="5.7602in" svg:height="2.0835in" draw:z-index="3"><draw:image xlink:href="Pictures/1000000000000229000000C87477A332A99AB7E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</text:p>
      <text:p text:style-name="P1"><draw:frame draw:style-name="fr5" draw:name="Image5" text:anchor-type="paragraph" svg:x="0.052in" svg:y="0.1228in" svg:width="6.6929in" svg:height="0.3209in" draw:z-index="4"><draw:image xlink:href="Pictures/10000000000005560000030076766E646F16AA71.png" xlink:type="simple" xlink:show="embed" xlink:actuate="onLoad"/></draw:frame><draw:frame draw:style-name="fr4" draw:name="Image6" text:anchor-type="paragraph" svg:x="0in" svg:y="0.6665in" svg:width="6.6929in" svg:height="4.3835in" draw:z-index="5"><draw:image xlink:href="Pictures/10000000000002C9000001D3CB8F8EB6CC1BFA81.png" xlink:type="simple" xlink:show="embed" xlink:actuate="onLoad"/></draw:frame></text:p>
      <text:p text:style-name="P1"/>
      <text:p text:style-name="P1"><text:soft-page-break/>4)</text:p>
      <text:p text:style-name="P1"><draw:frame draw:style-name="fr6" draw:name="Image7" text:anchor-type="paragraph" svg:width="6.6929in" svg:height="0.3917in" draw:z-index="6"><draw:image xlink:href="Pictures/10000000000005560000030076766E646F16AA71.png" xlink:type="simple" xlink:show="embed" xlink:actuate="onLoad"/></draw:frame></text:p>
      <text:p text:style-name="P1"><draw:frame draw:style-name="fr7" draw:name="Image8" text:anchor-type="paragraph" svg:width="6.6929in" svg:height="2.2307in" draw:z-index="7"><draw:image xlink:href="Pictures/10000000000003570000011DF5086E82EC23AE05.png" xlink:type="simple" xlink:show="embed" xlink:actuate="onLoad"/></draw:frame><draw:frame draw:style-name="fr7" draw:name="Image9" text:anchor-type="paragraph" svg:width="6.6929in" svg:height="3.7626in" draw:z-index="8"><draw:image xlink:href="Pictures/100000000000055600000300F5EA0CD378DB42A1.png" xlink:type="simple" xlink:show="embed" xlink:actuate="onLoad"/></draw:frame></text:p>
      <text:p text:style-name="P1">5)</text:p>
      <text:p text:style-name="P1"><draw:frame draw:style-name="fr7" draw:name="Image10" text:anchor-type="paragraph" svg:width="6.6929in" svg:height="1.4402in" draw:z-index="9"><draw:image xlink:href="Pictures/100000000000038A000000C3467EABC6CF167C2B.png" xlink:type="simple" xlink:show="embed" xlink:actuate="onLoad"/></draw:frame><draw:frame draw:style-name="fr4" draw:name="Image11" text:anchor-type="paragraph" svg:x="-0.0752in" svg:y="1.5071in" svg:width="4.9272in" svg:height="4.478in" draw:z-index="10"><draw:image xlink:href="Pictures/1000000000000271000002388798564810012D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)</text:p>
      <text:p text:style-name="P1"/>
      <text:p text:style-name="P1"/>
      <text:p text:style-name="P1">7)</text:p>
      <text:p text:style-name="P2"><draw:frame draw:style-name="fr7" draw:name="Image12" text:anchor-type="paragraph" svg:width="6.6929in" svg:height="2.1472in" draw:z-index="11"><draw:image xlink:href="Pictures/10000000000003400000010BB5523DF8A49EAB3F.png" xlink:type="simple" xlink:show="embed" xlink:actuate="onLoad"/></draw:frame><draw:frame draw:style-name="fr4" draw:name="Image13" text:anchor-type="paragraph" svg:x="0in" svg:y="2.2189in" svg:width="6.6929in" svg:height="3.7626in" draw:z-index="12"><draw:image xlink:href="Pictures/10000000000005560000030079EC9391F98A4A8F.png" xlink:type="simple" xlink:show="embed" xlink:actuate="onLoad"/></draw:frame><draw:frame draw:style-name="fr4" draw:name="Image14" text:anchor-type="paragraph" svg:x="0.0756in" svg:y="6.0728in" svg:width="6.3957in" svg:height="0.6563in" draw:z-index="13"><draw:image xlink:href="Pictures/10000000000002660000003F6D9FB5AA8A09F0B6.png" xlink:type="simple" xlink:show="embed" xlink:actuate="onLoad"/></draw:frame></text:p>
      <text:p text:style-name="P2"/>
      <text:p text:style-name="P2">8)</text:p>
      <text:p text:style-name="P2"><draw:frame draw:style-name="fr4" draw:name="Image16" text:anchor-type="paragraph" svg:x="0in" svg:y="0.0937in" svg:width="6.6929in" svg:height="1.4193in" draw:z-index="15"><draw:image xlink:href="Pictures/100000000000041B000000DF340057522600B037.png" xlink:type="simple" xlink:show="embed" xlink:actuate="onLoad"/></draw:frame></text:p>
      <text:p text:style-name="P2"><draw:frame draw:style-name="fr8" draw:name="Image15" text:anchor-type="paragraph" svg:width="6.3126in" svg:height="5.7398in" draw:z-index="14"><draw:image xlink:href="Pictures/100000000000025E00000227B684375664697EE0.png" xlink:type="simple" xlink:show="embed" xlink:actuate="onLoad"/></draw:frame><text:soft-page-break/></text:p>
      <text:p text:style-name="P3">9)</text:p>
      <text:p text:style-name="P3"><draw:frame draw:style-name="fr7" draw:name="Image17" text:anchor-type="paragraph" svg:width="6.6929in" svg:height="2.2819in" draw:z-index="16"><draw:image xlink:href="Pictures/100000000000028B000000DEFC0566D126E9F321.png" xlink:type="simple" xlink:show="embed" xlink:actuate="onLoad"/></draw:frame><draw:frame draw:style-name="fr4" draw:name="Image18" text:anchor-type="paragraph" svg:x="-0.0102in" svg:y="2.3646in" svg:width="6.6929in" svg:height="1.3811in" draw:z-index="17"><draw:image xlink:href="Pictures/100000000000041B000000D9E55B0E250CF4896E.png" xlink:type="simple" xlink:show="embed" xlink:actuate="onLoad"/></draw:frame></text:p>
      <text:p text:style-name="P4"><text:soft-page-break/>10)</text:p>
      <text:p text:style-name="P4"><draw:frame draw:style-name="fr9" draw:name="Image19" text:anchor-type="paragraph" svg:width="6.2291in" svg:height="0.7602in" draw:z-index="18"><draw:image xlink:href="Pictures/10000000000002560000004912E459E7C690AC9C.png" xlink:type="simple" xlink:show="embed" xlink:actuate="onLoad"/></draw:frame><draw:frame draw:style-name="fr4" draw:name="Image20" text:anchor-type="paragraph" svg:x="0in" svg:y="1.0417in" svg:width="6.6929in" svg:height="1.3909in" draw:z-index="19"><draw:image xlink:href="Pictures/1000000000000414000000D944B1EBE3E394CE7A.png" xlink:type="simple" xlink:show="embed" xlink:actuate="onLoad"/></draw:frame></text:p>
      <text:p text:style-name="P4"/>
      <text:p text:style-name="P4">11)</text:p>
      <text:p text:style-name="P4"><draw:frame draw:style-name="fr4" draw:name="Image21" text:anchor-type="paragraph" svg:x="0in" svg:y="0.0728in" svg:width="6.6929in" svg:height="3.7626in" draw:z-index="20"><draw:image xlink:href="Pictures/1000000000000556000003009AD96BD3497EFE5D.png" xlink:type="simple" xlink:show="embed" xlink:actuate="onLoad"/></draw:frame></text:p>
      <text:p text:style-name="P4"><draw:frame draw:style-name="fr10" draw:name="Image22" text:anchor-type="paragraph" svg:width="6.6929in" svg:height="0.3654in" draw:z-index="21"><draw:image xlink:href="Pictures/100000000000055600000300BAEBFAE6826229FB.png" xlink:type="simple" xlink:show="embed" xlink:actuate="onLoad"/></draw:frame><draw:frame draw:style-name="fr4" draw:name="Image23" text:anchor-type="paragraph" svg:x="0in" svg:y="1.0417in" svg:width="6.6929in" svg:height="1.7138in" draw:z-index="22"><draw:image xlink:href="Pictures/10000000000003D0000000FA5557AAA573E4070D.png" xlink:type="simple" xlink:show="embed" xlink:actuate="onLoad"/></draw:frame></text:p>
      <text:p text:style-name="P4"/>
      <text:p text:style-name="P4"/>
      <text:p text:style-name="P4"/>
      <text:p text:style-name="P4"><text:soft-page-break/>12)</text:p>
      <text:p text:style-name="P5"><draw:frame draw:style-name="fr7" draw:name="Image24" text:anchor-type="paragraph" svg:width="6.6929in" svg:height="3.7626in" draw:z-index="23"><draw:image xlink:href="Pictures/100000000000055600000300A99615E66420B582.png" xlink:type="simple" xlink:show="embed" xlink:actuate="onLoad"/></draw:frame><draw:frame draw:style-name="fr4" draw:name="Image25" text:anchor-type="paragraph" svg:x="0.0339in" svg:y="3.8854in" svg:width="6.1457in" svg:height="0.7602in" draw:z-index="24"><draw:image xlink:href="Pictures/100000000000024E00000049DF6A815918C3CC21.png" xlink:type="simple" xlink:show="embed" xlink:actuate="onLoad"/></draw:frame><draw:frame draw:style-name="fr4" draw:name="Image26" text:anchor-type="paragraph" svg:x="-0.0417in" svg:y="4.7083in" svg:width="6.6929in" svg:height="2.9374in" draw:z-index="25"><draw:image xlink:href="Pictures/10000000000002A0000001274A158BDA388AF11E.png" xlink:type="simple" xlink:show="embed" xlink:actuate="onLoad"/></draw:frame></text:p>
      <text:p text:style-name="P5">13)</text:p>
      <text:p text:style-name="P5"><draw:frame draw:style-name="fr9" draw:name="Image28" text:anchor-type="paragraph" svg:width="6in" svg:height="0.6665in" draw:z-index="27"><draw:image xlink:href="Pictures/10000000000002400000004010C279821DA619C0.png" xlink:type="simple" xlink:show="embed" xlink:actuate="onLoad"/></draw:frame></text:p>
      <text:p text:style-name="P5"><draw:frame draw:style-name="fr4" draw:name="Image27" text:anchor-type="paragraph" svg:x="0.1563in" svg:y="0.0102in" svg:width="6.6929in" svg:height="3.7626in" draw:z-index="26"><draw:image xlink:href="Pictures/100000000000055600000300C33AB3B260335BCD.png" xlink:type="simple" xlink:show="embed" xlink:actuate="onLoad"/></draw:frame><draw:frame draw:style-name="fr4" draw:name="Image29" text:anchor-type="paragraph" svg:x="0.0835in" svg:y="4.0102in" svg:width="6.6929in" svg:height="2.4055in" draw:z-index="28"><draw:image xlink:href="Pictures/100000000000032400000121A2B32FDD2E2FC0EF.png" xlink:type="simple" xlink:show="embed" xlink:actuate="onLoad"/></draw:frame><text:soft-page-break/></text:p>
      <text:p text:style-name="P5"/>
      <text:p text:style-name="P5">14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41:14.392771186</meta:creation-date>
    <dc:date>2017-06-07T17:34:59.745284334</dc:date>
    <meta:editing-duration>PT12M16S</meta:editing-duration>
    <meta:editing-cycles>2</meta:editing-cycles>
    <meta:generator>LibreOffice/5.1.6.2$Linux_X86_64 LibreOffice_project/10m0$Build-2</meta:generator>
    <meta:document-statistic meta:table-count="0" meta:image-count="29" meta:object-count="0" meta:page-count="7" meta:paragraph-count="15" meta:word-count="15" meta:character-count="42" meta:non-whitespace-character-count="42"/>
  </office:meta>
</office:document-meta>
</file>